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7.858cm"/>
    </style:style>
    <style:style style:name="Tableau1.B" style:family="table-column">
      <style:table-column-properties style:column-width="9.102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none" fo:border-right="0.002cm solid #000000" fo:border-top="none" fo:border-bottom="0.002cm solid #000000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D5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E5" style:family="table-cell">
      <style:table-cell-properties style:vertical-align="middle" fo:padding="0.097cm" fo:border="0.002cm solid #000000"/>
    </style:style>
    <style:style style:name="Tableau3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.B10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C10" style:family="table-cell">
      <style:table-cell-properties style:vertical-align="" fo:padding="0.097cm" fo:border="0.002cm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0.661cm"/>
    </style:style>
    <style:style style:name="Tableau4.B" style:family="table-column">
      <style:table-column-properties style:column-width="4.11cm"/>
    </style:style>
    <style:style style:name="Tableau4.C" style:family="table-column">
      <style:table-column-properties style:column-width="0.653cm"/>
    </style:style>
    <style:style style:name="Tableau4.D" style:family="table-column">
      <style:table-column-properties style:column-width="4.128cm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Body_20_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DejaVu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9" form:id="control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2" form:id="control1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4" form:id="control1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7" form:id="control1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24" form:id="control2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25" form:id="control2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26" form:id="control2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27" form:id="control2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29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31" form:id="control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3" form:id="control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5" form:id="control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6" form:id="control3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37" form:id="control3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38" form:id="control3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9" form:id="control3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40" form:id="control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9"><text:span text:style-name="T13">do text</text:span></text:p><text:p text:style-name="P9"><text:span text:style-name="T13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_20_"><text:span text:style-name="T2"><office:annotation><dc:creator>sde </dc:creator><dc:date>2011-07-27T10:01:44</dc:date><text:p text:style-name="P8"><text:span text:style-name="T16">do text if not len(self.getApplicants()) &gt; 1</text:span></text:p><text:p text:style-name="P8"><text:span text:style-name="T15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P6"/><text:p text:style-name="UrbanBody_20_"><text:span text:style-name="T2"><office:annotation><dc:creator>sde </dc:creator><dc:date>2011-07-27T10:01:59</dc:date><text:p text:style-name="P8"><text:span text:style-name="T16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7"><office:annotation><dc:creator>Gauthier Bastien</dc:creator><dc:date>2011-02-17T09:18:17</dc:date><text:p text:style-name="P8"><text:span text:style-name="T12">do text if </text:span><text:span text:style-name="T15">len(self.getApplicants()) &gt; 1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5"><office:annotation><dc:creator>sde </dc:creator><dc:date>2011-07-27T10:02:17</dc:date><text:p text:style-name="P8"><text:span text:style-name="T16">do text</text:span></text:p><text:p text:style-name="P8"><text:span text:style-name="T15">from document(at=reference, format='odt')</text:span></text:p></office:annotation></text:span>Import depuis reference.odt</text:p>
      <text:p text:style-name="UrbanBody_20_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sde </dc:creator><dc:date>2011-08-03T11:19:28</dc:date><text:p text:style-name="P8"><text:span text:style-name="T17">d</text:span><text:span text:style-name="T14">o text if cmp(urbanEventObj.title,'Transmis 1er dossier RW')!= 0</text:span></text:p></office:annotation><draw:control text:anchor-type="as-char" draw:z-index="8" draw:style-name="gr1" draw:text-style-name="P10" svg:width="0.447cm" svg:height="0.399cm" draw:control="control7"/><text:span text:style-name="T10">Envoi du </text:span><text:span text:style-name="T11">PRIMO DOSSIER</text:span><text:span text:style-name="T10"> (sans demandes au fonctionnaire délégué et sans décision de collège)</text:span></text:p>
            <text:p text:style-name="P5"><text:span text:style-name="T1"><office:annotation><dc:creator>sde </dc:creator><dc:date>2011-08-03T11:19:28</dc:date><text:p text:style-name="P8"><text:span text:style-name="T17">d</text:span><text:span text:style-name="T14">o text if cmp(urbanEventObj.title,'Transmis 1er dossier RW') == 0</text:span></text:p></office:annotation></text:span><text:span text:style-name="T1"><draw:control text:anchor-type="as-char" draw:z-index="7" draw:style-name="gr1" draw:text-style-name="P10" svg:width="0.447cm" svg:height="0.399cm" draw:control="control6"/></text:span><text:span text:style-name="T10">Envoi du </text:span><text:span text:style-name="T11">PRIMO DOSSIER</text:span><text:span text:style-name="T10"> (sans demandes au fonctionnaire délégué et sans décision de collège)</text:span></text:p>
          </table:table-cell>
          <table:covered-table-cell/>
        </table:table-row>
        <table:table-row>
          <table:table-cell table:style-name="Tableau1.A2" office:value-type="string">
            <text:p text:style-name="P5"><office:annotation><dc:creator>sde </dc:creator><dc:date>2011-08-03T11:19:28</dc:date><text:p text:style-name="P8"><text:span text:style-name="T17">d</text:span><text:span text:style-name="T14">o text if cmp(urbanEventObj.title,'Transmis 2eme dossier RW')!= 0</text:span></text:p></office:annotation><draw:control text:anchor-type="as-char" draw:z-index="2" draw:style-name="gr1" draw:text-style-name="P10" svg:width="0.447cm" svg:height="0.399cm" draw:control="control1"/>Envoi avec le <text:span text:style-name="T8">RAPPORT</text:span><text:span text:style-name="T1"> du</text:span> collège</text:p>
            <text:p text:style-name="P5"><office:annotation><dc:creator>sde </dc:creator><dc:date>2011-08-03T11:19:28</dc:date><text:p text:style-name="P8"><text:span text:style-name="T17">d</text:span><text:span text:style-name="T14">o text if cmp(urbanEventObj.title,'Transmis 2eme dossier RW') == 0</text:span></text:p></office:annotation><draw:control text:anchor-type="as-char" draw:z-index="4" draw:style-name="gr1" draw:text-style-name="P10" svg:width="0.447cm" svg:height="0.399cm" draw:control="control3"/>Envoi avec le <text:span text:style-name="T8">RAPPORT</text:span><text:span text:style-name="T1"> du</text:span> collège</text:p>
          </table:table-cell>
          <table:table-cell table:style-name="Tableau1.B2" office:value-type="string">
            <text:p text:style-name="P5"><office:annotation><dc:creator>sde </dc:creator><dc:date>2011-08-03T11:19:28</dc:date><text:p text:style-name="P8"><text:span text:style-name="T17">d</text:span><text:span text:style-name="T14">o text if not urbanEventObj.title.endswith('livrance du permis (octroi ou refus)')</text:span></text:p></office:annotation><draw:control text:anchor-type="as-char" draw:z-index="5" draw:style-name="gr1" draw:text-style-name="P10" svg:width="0.447cm" svg:height="0.399cm" draw:control="control4"/>Envoi avec la <text:span text:style-name="T8">DÉCISION</text:span><text:span text:style-name="T1"> du</text:span> collège</text:p>
            <text:p text:style-name="P5"><office:annotation><dc:creator>sde </dc:creator><dc:date>2011-08-03T11:19:28</dc:date><text:p text:style-name="P8"><text:span text:style-name="T17">d</text:span><text:span text:style-name="T14">o text if urbanEventObj.title.endswith('livrance du permis (octroi ou refus)')</text:span></text:p></office:annotation><draw:control text:anchor-type="as-char" draw:z-index="6" draw:style-name="gr1" draw:text-style-name="P10" svg:width="0.447cm" svg:height="0.399cm" draw:control="control5"/>Envoi avec la <text:span text:style-name="T1">DÉCISION du</text:span> collège 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3"><text:s text:c="2"/></text:span><text:span text:style-name="T9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8"><text:span text:style-name="T14">do row for type in self.templateListFolderCategories()</text:span></text:p></office:annotation><office:annotation><dc:creator>sde </dc:creator><dc:date>2011-08-04T10:39:07</dc:date><text:p text:style-name="P8"><text:span text:style-name="T14">do text if cmp(type[0],self.getFolderCategory())==0</text:span></text:p></office:annotation><draw:control text:anchor-type="as-char" draw:z-index="28" draw:style-name="gr1" draw:text-style-name="P10" svg:width="0.447cm" svg:height="0.399cm" draw:control="control27"/></text:p>
                  <text:p text:style-name="P2"><office:annotation><dc:creator>sde </dc:creator><dc:date>2011-08-04T10:30:03</dc:date><text:p text:style-name="P8"><text:span text:style-name="T14">do text if cmp(type[0],self.getFolderCategory())!=0</text:span></text:p></office:annotation><draw:control text:anchor-type="as-char" draw:z-index="27" draw:style-name="gr1" draw:text-style-name="P10" svg:width="0.447cm" svg:height="0.399cm" draw:control="control26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8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8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8"><text:span text:style-name="T13">do text if self.getLastDeposit() is not None</text:span></text:p></office:annotation><text:text-input text:description="Objet des travaux">self.getLastDeposit().getEventDate().strftime("%d/%m/%Y")</text:text-input></text:p>
            <text:p text:style-name="P2"><office:annotation><dc:creator>sde </dc:creator><dc:date>2011-08-08T13:36:33</dc:date><text:p text:style-name="P8"><text:span text:style-name="T13">do text if self.getLastAcknowledgment() is not None</text:span></text:p></office:annotation><text:text-input text:description="Objet des travaux">self.getLastAcknowledgment().getEventDate().strftime("%d/%m/%Y"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6">Délai de réponse annoncé :</text:span> <text:s text:c="3"/></text:p>
          </table:table-cell>
          <table:table-cell table:style-name="Tableau3.E5" office:value-type="string">
            <text:p text:style-name="P2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8"><text:span text:style-name="T14">do text if self.getIsInPCA()</text:span></text:p></office:annotation><draw:control text:anchor-type="as-char" draw:z-index="24" draw:style-name="gr1" draw:text-style-name="P10" svg:width="0.447cm" svg:height="0.399cm" draw:control="control23"/></text:p>
                  <text:p text:style-name="P2"><office:annotation><dc:creator>sde </dc:creator><dc:date>2011-08-04T10:30:03</dc:date><text:p text:style-name="P8"><text:span text:style-name="T14">do text if not self.getIsInPCA()</text:span></text:p></office:annotation><draw:control text:anchor-type="as-char" draw:z-index="23" draw:style-name="gr1" draw:text-style-name="P10" svg:width="0.447cm" svg:height="0.399cm" draw:control="control22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8"><text:span text:style-name="T14">do text if self.getIsInSubdivision()</text:span></text:p></office:annotation><draw:control text:anchor-type="as-char" draw:z-index="26" draw:style-name="gr1" draw:text-style-name="P10" svg:width="0.447cm" svg:height="0.399cm" draw:control="control25"/></text:p>
                  <text:p text:style-name="P2"><office:annotation><dc:creator>sde </dc:creator><dc:date>2011-08-04T10:30:03</dc:date><text:p text:style-name="P8"><text:span text:style-name="T14">do text if not self.getIsInSubdivision()</text:span></text:p></office:annotation><draw:control text:anchor-type="as-char" draw:z-index="25" draw:style-name="gr1" draw:text-style-name="P10" svg:width="0.447cm" svg:height="0.399cm" draw:control="control24"/></text:p>
                </table:table-cell>
                <table:table-cell table:style-name="Tableau10.A1" office:value-type="string">
                  <text:p text:style-name="P2">Un lotissement</text:p>
                  <text:p text:style-name="P2"><office:annotation><dc:creator>sde </dc:creator><dc:date>2011-08-08T13:29:49</dc:date><text:p text:style-name="P8"><text:span text:style-name="T14">do text if self.getIsInSubdivision()</text:span></text:p></office:annotation>Ref :<text:span text:style-name="T7"><text:text-input text:description="Objet des travaux">self.getSubdivisionDetails()</text:text-input></text:spa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office:annotation><dc:creator>sde </dc:creator><dc:date>2011-08-04T11:46:30</dc:date><text:p text:style-name="P8"><text:span text:style-name="T13">do row if </text:span><text:span text:style-name="T14">self.getLastInquiry() is None or len(self.getLastInquiry(). getLinkedInquiry().getDerogation()) == 0</text:span></text:p></office:annotation><draw:control text:anchor-type="as-char" draw:z-index="38" draw:style-name="gr1" draw:text-style-name="P10" svg:width="0.447cm" svg:height="0.399cm" draw:control="control37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39" draw:style-name="gr1" draw:text-style-name="P10" svg:width="0.447cm" svg:height="0.399cm" draw:control="control38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2"><office:annotation><dc:creator>sde </dc:creator><dc:date>2011-08-08T11:17:40</dc:date><text:p text:style-name="P8"><text:span text:style-name="T13">do table if </text:span><text:span text:style-name="T14">self.getLastInquiry() is not None</text:span></text:p></office:annotation><office:annotation><dc:creator>sde </dc:creator><dc:date>2011-08-04T13:57:24</dc:date><text:p text:style-name="P8"><text:span text:style-name="T14">do row for part in self.getLastInquiry(). getLinkedInquiry().templateListDerogations()</text:span></text:p></office:annotation><office:annotation><dc:creator>sde </dc:creator><dc:date>2011-08-04T11:46:30</dc:date><text:p text:style-name="P8"><text:span text:style-name="T13">do text if part[0] in </text:span><text:span text:style-name="T14">self.getLastInquiry(). getLinkedInquiry().getDerogation()</text:span></text:p></office:annotation><draw:control text:anchor-type="as-char" draw:z-index="40" draw:style-name="gr1" draw:text-style-name="P10" svg:width="0.447cm" svg:height="0.399cm" draw:control="control39"/></text:p>
                  <text:p text:style-name="P2"><office:annotation><dc:creator>sde </dc:creator><dc:date>2011-08-04T11:59:21</dc:date><text:p text:style-name="P8"><text:span text:style-name="T14">do text if part[0] not in self.getLastInquiry(). getLinkedInquiry().getDerogation()</text:span></text:p></office:annotation><draw:control text:anchor-type="as-char" draw:z-index="41" draw:style-name="gr1" draw:text-style-name="P10" svg:width="0.447cm" svg:height="0.399cm" draw:control="control40"/></text:p>
                </table:table-cell>
                <table:table-cell table:style-name="Tableau15.A1" office:value-type="string">
                  <text:p text:style-name="P2"><text:text-input text:description="Objet des travaux">part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3">do text if </text:span><text:span text:style-name="T14">self.getLastInquiry() is not None</text:span></text:p></office:annotation><draw:control text:anchor-type="as-char" draw:z-index="35" draw:style-name="gr1" draw:text-style-name="P10" svg:width="0.447cm" svg:height="0.399cm" draw:control="control34"/></text:p>
                  <text:p text:style-name="P2"><office:annotation><dc:creator>sde </dc:creator><dc:date>2011-08-04T11:59:21</dc:date><text:p text:style-name="P8"><text:span text:style-name="T14">do text if self.getLastInquiry() is None</text:span></text:p></office:annotation><draw:control text:anchor-type="as-char" draw:z-index="34" draw:style-name="gr1" draw:text-style-name="P10" svg:width="0.447cm" svg:height="0.399cm" draw:control="control33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3">do text if </text:span><text:span text:style-name="T14">self.getLastInquiry() is None</text:span></text:p></office:annotation><draw:control text:anchor-type="as-char" draw:z-index="37" draw:style-name="gr1" draw:text-style-name="P10" svg:width="0.447cm" svg:height="0.399cm" draw:control="control36"/></text:p>
                  <text:p text:style-name="P2"><office:annotation><dc:creator>sde </dc:creator><dc:date>2011-08-04T11:59:21</dc:date><text:p text:style-name="P8"><text:span text:style-name="T14">do text if self.getLastInquiry() is not None</text:span></text:p></office:annotation><draw:control text:anchor-type="as-char" draw:z-index="36" draw:style-name="gr1" draw:text-style-name="P10" svg:width="0.447cm" svg:height="0.399cm" draw:control="control35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office:annotation><dc:creator>sde </dc:creator><dc:date>2011-08-05T14:01:47</dc:date><text:p text:style-name="P8"><text:span text:style-name="T14">do row if self.getLastInquiry() is not None</text:span></text:p></office:annotation>Du <text:span text:style-name="T7"><text:text-input text:description="Objet des travaux">self.getLastInquiry(). getLinkedInquiry().getInvestigationStart().strftime("%d/%m/%Y")</text:text-input></text:span><text:span text:style-name="T7"> au </text:span><text:span text:style-name="T7"><text:text-input text:description="Objet des travaux">self.getLastInquiry(). getLinkedInquiry().getInvestigationEnd().strftime("%d/%m/%Y")</text:text-input></text:span></text:p>
                  <text:p text:style-name="P2">Réclamations :</text:p>
                  <text:p text:style-name="P2"><office:annotation><dc:creator>sde </dc:creator><dc:date>2011-08-08T13:56:09</dc:date><text:p text:style-name="P8"><text:span text:style-name="T15">do text</text:span></text:p><text:p text:style-name="P8"><text:span text:style-name="T15">from xhtml(self.portal_urban.decorateHTML('UrbanBody',self.</text:span><text:span text:style-name="T16">getLastInquiry().</text:span><text:span text:style-name="T15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office:annotation><dc:creator>sde </dc:creator><dc:date>2011-08-03T16:53:26</dc:date><text:p text:style-name="P8"><text:span text:style-name="T13">do text if self.getRoadAdaptation()</text:span></text:p></office:annotation><draw:control text:anchor-type="as-char" draw:z-index="3" draw:style-name="gr1" draw:text-style-name="P10" svg:width="0.447cm" svg:height="0.399cm" draw:control="control2"/>Oui</text:p>
            <text:p text:style-name="P2"><office:annotation><dc:creator>sde </dc:creator><dc:date>2011-08-03T16:53:26</dc:date><text:p text:style-name="P8"><text:span text:style-name="T13">do text if not self.getRoadAdaptation()</text:span></text:p></office:annotation><draw:control text:anchor-type="as-char" draw:z-index="9" draw:style-name="gr1" draw:text-style-name="P10" svg:width="0.447cm" svg:height="0.399cm" draw:control="control8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table:number-columns-spanned="4" office:value-type="string">
                  <text:p text:style-name="P2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au4.A1" office:value-type="string">
                  <text:p text:style-name="P2"><office:annotation><dc:creator>sde </dc:creator><dc:date>2011-08-04T13:57:24</dc:date><text:p text:style-name="P8"><text:span text:style-name="T14">do row for part in self.divideList(2,self.templateListRoadTypes())</text:span></text:p></office:annotation><office:annotation><dc:creator>sde </dc:creator><dc:date>2011-08-04T11:46:30</dc:date><text:p text:style-name="P8"><text:span text:style-name="T13">do text if part[0][0]==self.getRoadType()</text:span></text:p></office:annotation><draw:control text:anchor-type="as-char" draw:z-index="13" draw:style-name="gr1" draw:text-style-name="P10" svg:width="0.447cm" svg:height="0.399cm" draw:control="control12"/></text:p>
                  <text:p text:style-name="P2"><office:annotation><dc:creator>sde </dc:creator><dc:date>2011-08-04T11:59:21</dc:date><text:p text:style-name="P8"><text:span text:style-name="T14">do text if part[0][0]!=self.getRoadType()</text:span></text:p></office:annotation><draw:control text:anchor-type="as-char" draw:z-index="12" draw:style-name="gr1" draw:text-style-name="P10" svg:width="0.447cm" svg:height="0.399cm" draw:control="control11"/></text:p>
                </table:table-cell>
                <table:table-cell table:style-name="Tableau4.B2" office:value-type="string">
                  <text:p text:style-name="P2"><text:text-input text:description="Bien-Parcelles">part[0][1]</text:text-input></text:p>
                </table:table-cell>
                <table:table-cell table:style-name="Tableau4.A1" office:value-type="string">
                  <text:p text:style-name="P2"><office:annotation><dc:creator>sde </dc:creator><dc:date>2011-08-04T11:57:24</dc:date><text:p text:style-name="P8"><text:span text:style-name="T14">do text if len(part) &gt; 1 and part[1][0]==self.getRoadType()</text:span></text:p></office:annotation><draw:control text:anchor-type="as-char" draw:z-index="10" draw:style-name="gr1" draw:text-style-name="P10" svg:width="0.447cm" svg:height="0.399cm" draw:control="control9"/></text:p>
                  <text:p text:style-name="P2"><office:annotation><dc:creator>sde </dc:creator><dc:date>2011-08-04T11:58:11</dc:date><text:p text:style-name="P8"><text:span text:style-name="T14">do text if len(part) &gt; 1 and part[1][0]!=self.getRoadType()</text:span></text:p></office:annotation><draw:control text:anchor-type="as-char" draw:z-index="11" draw:style-name="gr1" draw:text-style-name="P10" svg:width="0.447cm" svg:height="0.399cm" draw:control="control10"/></text:p>
                </table:table-cell>
                <table:table-cell table:style-name="Tableau4.A1" office:value-type="string">
                  <text:p text:style-name="P2"><office:annotation><dc:creator>sde </dc:creator><dc:date>2011-08-04T13:22:24</dc:date><text:p text:style-name="P8"><text:span text:style-name="T13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8"><text:span text:style-name="T13">do text if self.getRoadCoating() is not None</text:span></text:p></office:annotation><draw:control text:anchor-type="as-char" draw:z-index="16" draw:style-name="gr1" draw:text-style-name="P10" svg:width="0.447cm" svg:height="0.399cm" draw:control="control15"/></text:p>
                  <text:p text:style-name="P2"><office:annotation><dc:creator>sde </dc:creator><dc:date>2011-08-04T15:29:14</dc:date><text:p text:style-name="P8"><text:span text:style-name="T14">do text if self.getRoadCoating() is None</text:span></text:p></office:annotation><draw:control text:anchor-type="as-char" draw:z-index="17" draw:style-name="gr1" draw:text-style-name="P10" svg:width="0.447cm" svg:height="0.399cm" draw:control="control16"/></text:p>
                </table:table-cell>
                <table:table-cell table:style-name="Tableau6.A1" office:value-type="string">
                  <text:p text:style-name="P2">Type de revêtement : <text:text-input text:description="Bien-Parcelles">self.templateRoadCoatingFullname(self.getRoadCoating()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8"><text:span text:style-name="T14">do row for part in self.templateListRoadEquipments()</text:span></text:p></office:annotation><office:annotation><dc:creator>sde </dc:creator><dc:date>2011-08-04T11:46:30</dc:date><text:p text:style-name="P8"><text:span text:style-name="T14">do text if part[0] in self.templateRoadEquipments(self.getRoadEquipments())</text:span></text:p></office:annotation><draw:control text:anchor-type="as-char" draw:z-index="15" draw:style-name="gr1" draw:text-style-name="P10" svg:width="0.447cm" svg:height="0.399cm" draw:control="control14"/></text:p>
                  <text:p text:style-name="P2"><office:annotation><dc:creator>sde </dc:creator><dc:date>2011-08-04T11:59:21</dc:date><text:p text:style-name="P8"><text:span text:style-name="T14">do text if part[0] not in self.templateRoadEquipments(self.getRoadEquipments())</text:span></text:p></office:annotation><draw:control text:anchor-type="as-char" draw:z-index="14" draw:style-name="gr1" draw:text-style-name="P10" svg:width="0.447cm" svg:height="0.399cm" draw:control="control13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8"><text:span text:style-name="T13">do text if </text:span><text:span text:style-name="T14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8"><text:span text:style-name="T14">do row for abr in self.templateAllOpinions()</text:span></text:p></office:annotation><draw:control text:anchor-type="as-char" draw:z-index="18" draw:style-name="gr1" draw:text-style-name="P10" svg:width="0.447cm" svg:height="0.399cm" draw:control="control17"/></text:p>
                </table:table-cell>
                <table:table-cell table:style-name="Tableau7.A1" office:value-type="string">
                  <text:p text:style-name="P2"><text:text-input text:description="Bien-Parcelles">self.templateOpinionGiverFullname(abr)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8"><text:span text:style-name="T14">do row for abr in self.getFolderZone()</text:span></text:p></office:annotation><draw:control text:anchor-type="as-char" draw:z-index="33" draw:style-name="gr1" draw:text-style-name="P10" svg:width="0.447cm" svg:height="0.399cm" draw:control="control32"/></text:p>
                </table:table-cell>
                <table:table-cell table:style-name="Tableau9.A1" office:value-type="string">
                  <text:p text:style-name="P2"><text:text-input text:description="Bien-Parcelles">self.templateZonesFullname(abr)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8"><text:span text:style-name="T14">do row for part in self.divideList(2,self.templateListProtectedBuilding())</text:span></text:p></office:annotation><office:annotation><dc:creator>sde </dc:creator><dc:date>2011-08-04T11:46:30</dc:date><text:p text:style-name="P8"><text:span text:style-name="T13">do text if part[0][0] in self.getProtectedBuilding()</text:span></text:p></office:annotation><draw:control text:anchor-type="as-char" draw:z-index="20" draw:style-name="gr1" draw:text-style-name="P10" svg:width="0.447cm" svg:height="0.399cm" draw:control="control19"/></text:p>
                  <text:p text:style-name="P2"><office:annotation><dc:creator>sde </dc:creator><dc:date>2011-08-04T11:59:21</dc:date><text:p text:style-name="P8"><text:span text:style-name="T14">do text if part[0][0] not in self.getProtectedBuilding()</text:span></text:p></office:annotation><draw:control text:anchor-type="as-char" draw:z-index="19" draw:style-name="gr1" draw:text-style-name="P10" svg:width="0.447cm" svg:height="0.399cm" draw:control="control18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8"><text:span text:style-name="T14">do text if len(part) &gt; 1 and part[1][0] in self.getProtectedBuilding()</text:span></text:p></office:annotation><draw:control text:anchor-type="as-char" draw:z-index="22" draw:style-name="gr1" draw:text-style-name="P10" svg:width="0.447cm" svg:height="0.399cm" draw:control="control21"/></text:p>
                  <text:p text:style-name="P2"><office:annotation><dc:creator>sde </dc:creator><dc:date>2011-08-04T11:58:11</dc:date><text:p text:style-name="P8"><text:span text:style-name="T14">do text if len(part) &gt; 1 and part[1][0] not in self.getProtectedBuilding()</text:span></text:p></office:annotation><draw:control text:anchor-type="as-char" draw:z-index="21" draw:style-name="gr1" draw:text-style-name="P10" svg:width="0.447cm" svg:height="0.399cm" draw:control="control20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8"><text:span text:style-name="T13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3">do text if self.getImpactStudy()</text:span></text:p></office:annotation><draw:control text:anchor-type="as-char" draw:z-index="29" draw:style-name="gr1" draw:text-style-name="P10" svg:width="0.447cm" svg:height="0.399cm" draw:control="control28"/></text:p>
                  <text:p text:style-name="P2"><office:annotation><dc:creator>sde </dc:creator><dc:date>2011-08-05T08:10:07</dc:date><text:p text:style-name="P8"><text:span text:style-name="T13">do text if not self.getImpactStudy()</text:span></text:p></office:annotation><draw:control text:anchor-type="as-char" draw:z-index="30" draw:style-name="gr1" draw:text-style-name="P10" svg:width="0.447cm" svg:height="0.399cm" draw:control="control29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3">do text if not self.getImpactStudy()</text:span></text:p></office:annotation><draw:control text:anchor-type="as-char" draw:z-index="31" draw:style-name="gr1" draw:text-style-name="P10" svg:width="0.447cm" svg:height="0.399cm" draw:control="control30"/></text:p>
                  <text:p text:style-name="P2"><office:annotation><dc:creator>sde </dc:creator><dc:date>2011-08-05T08:10:07</dc:date><text:p text:style-name="P8"><text:span text:style-name="T13">do text if self.getImpactStudy()</text:span></text:p></office:annotation><draw:control text:anchor-type="as-char" draw:z-index="32" draw:style-name="gr1" draw:text-style-name="P10" svg:width="0.447cm" svg:height="0.399cm" draw:control="control31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8"><text:span text:style-name="T12">do text</text:span></text:p><text:p text:style-name="P8"><text:span text:style-name="T12">from document(at=signatures, format='odt')</text:span></text:p></office:annotation><text:span text:style-name="T4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0T09:54:37</dc:date>
    <dc:creator>sde </dc:creator>
    <meta:editing-duration>P1DT20H33M13S</meta:editing-duration>
    <meta:editing-cycles>399</meta:editing-cycles>
    <meta:generator>LibreOffice/3.3$Unix LibreOffice_project/330m19$Build-202</meta:generator>
    <meta:document-statistic meta:table-count="14" meta:image-count="0" meta:object-count="0" meta:page-count="2" meta:paragraph-count="107" meta:word-count="236" meta:character-count="2178"/>
  </office:meta>
</office:document-meta>
</file>